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8b94b" officeooo:paragraph-rsid="001ee4b9" style:font-weight-asian="normal" style:font-weight-complex="normal"/>
    </style:style>
    <style:style style:name="P2" style:family="paragraph" style:parent-style-name="Standard">
      <style:text-properties fo:font-weight="normal" officeooo:rsid="001ef66c" officeooo:paragraph-rsid="001ef66c" style:font-weight-asian="normal" style:font-weight-complex="normal"/>
    </style:style>
    <style:style style:name="P3" style:family="paragraph" style:parent-style-name="Standard">
      <style:text-properties fo:font-weight="normal" officeooo:rsid="0023bda9" officeooo:paragraph-rsid="0023bda9" style:font-weight-asian="normal" style:font-weight-complex="normal"/>
    </style:style>
    <style:style style:name="P4" style:family="paragraph" style:parent-style-name="Standard">
      <style:text-properties fo:font-weight="normal" officeooo:rsid="00252d3e" officeooo:paragraph-rsid="00252d3e" style:font-weight-asian="normal" style:font-weight-complex="normal"/>
    </style:style>
    <style:style style:name="P5" style:family="paragraph" style:parent-style-name="Standard">
      <style:text-properties officeooo:rsid="00190881" officeooo:paragraph-rsid="001ee4b9"/>
    </style:style>
    <style:style style:name="P6" style:family="paragraph" style:parent-style-name="Standard">
      <style:text-properties fo:font-weight="bold" officeooo:rsid="000fa9d3" officeooo:paragraph-rsid="001ee4b9" style:font-weight-asian="bold" style:font-weight-complex="bold"/>
    </style:style>
    <style:style style:name="P7" style:family="paragraph" style:parent-style-name="Standard">
      <style:text-properties fo:font-weight="bold" officeooo:rsid="001b0b5f" officeooo:paragraph-rsid="001ee4b9" style:font-weight-asian="bold" style:font-weight-complex="bold"/>
    </style:style>
    <style:style style:name="P8" style:family="paragraph" style:parent-style-name="Standard">
      <style:text-properties officeooo:rsid="001ee4b9" officeooo:paragraph-rsid="001ee4b9"/>
    </style:style>
    <style:style style:name="P9" style:family="paragraph" style:parent-style-name="Standard">
      <style:text-properties officeooo:rsid="0017f25a" officeooo:paragraph-rsid="001ee4b9"/>
    </style:style>
    <style:style style:name="P10" style:family="paragraph" style:parent-style-name="Standard">
      <style:text-properties officeooo:rsid="0022e5bc" officeooo:paragraph-rsid="0022e5bc"/>
    </style:style>
    <style:style style:name="P11" style:family="paragraph" style:parent-style-name="Standard" style:list-style-name="L1">
      <style:text-properties fo:font-weight="normal" officeooo:rsid="00252d3e" officeooo:paragraph-rsid="00252d3e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0252d3e" officeooo:paragraph-rsid="00252d3e" style:font-weight-asian="normal" style:font-weight-complex="normal"/>
    </style:style>
    <style:style style:name="P13" style:family="paragraph" style:parent-style-name="Standard" style:list-style-name="L2">
      <style:text-properties fo:font-weight="normal" officeooo:rsid="0027cd70" officeooo:paragraph-rsid="0027cd70" style:font-weight-asian="normal" style:font-weight-complex="normal"/>
    </style:style>
    <style:style style:name="T1" style:family="text">
      <style:text-properties officeooo:rsid="000fa9d3"/>
    </style:style>
    <style:style style:name="T2" style:family="text">
      <style:text-properties officeooo:rsid="0022e5bc"/>
    </style:style>
    <style:style style:name="T3" style:family="text">
      <style:text-properties officeooo:rsid="002363ac"/>
    </style:style>
    <style:style style:name="T4" style:family="text">
      <style:text-properties officeooo:rsid="002409f2"/>
    </style:style>
    <style:style style:name="T5" style:family="text">
      <style:text-properties officeooo:rsid="002643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2 hidden layer network</text:p>
      <text:p text:style-name="P9">Feature scaling: <text:span text:style-name="T5">MinMax</text:span> <text:span text:style-name="T3">feature</text:span> <text:span text:style-name="T3">scaling </text:span>performed on <text:span text:style-name="T2">X, Y is divided by 10^5</text:span></text:p>
      <text:p text:style-name="P10">ReLU activation function in all layers</text:p>
      <text:p text:style-name="P5">Validation loss after <text:span text:style-name="T1">400 epochs: </text:span></text:p>
      <text:p text:style-name="P6">Learning rate=theoretical LR</text:p>
      <text:p text:style-name="P7">Same random weights initialized for constant and adaptive learning rate schemes</text:p>
      <text:p text:style-name="P1">SGD optimizer</text:p>
      <text:p text:style-name="P1"/>
      <text:p text:style-name="P2">Batch size=<text:span text:style-name="T3">64</text:span></text:p>
      <text:p text:style-name="P1"/>
      <text:p text:style-name="P3">NO CHANGE IN K_MAX AND LEARNING RATE. GRADIENT AT THE LAST LAYER MAY BE ZERO SINCE INPUT CAN BE NEGATIVE(FEATURE SCALING TECHNIQUE IS STANDARD SCALER). <text:span text:style-name="T4">Only happends with adaptive learning rate?</text:span></text:p>
      <text:p text:style-name="P3"/>
      <text:p text:style-name="P4">CONSANT LR</text:p>
      <text:list xml:id="list4796324087083151780" text:style-name="L1">
        <text:list-item>
          <text:p text:style-name="P11">Learning rate is 0.1 So, gradient does not explode</text:p>
        </text:list-item>
      </text:list>
      <text:p text:style-name="P4">ADAPTIVE LR</text:p>
      <text:list xml:id="list5222696322767453514" text:style-name="L2">
        <text:list-item>
          <text:p text:style-name="P12">Since LR is computed solely based on K_max, if K_max is small, LR starts out with a large value. </text:p>
        </text:list-item>
        <text:list-item>
          <text:p text:style-name="P13">Since RELU is used, weight updates may be slighly uncontrolled(compared to usage of a bounded activation function) causing large weight updates(in softsign, weight updates may be smaller since softsign is bounded). </text:p>
        </text:list-item>
        <text:list-item>
          <text:p text:style-name="P13">K_max may be higher than usual in the next epoch, causing the learning rate to be very small. This causes the model to get stuck at a very high loss</text:p>
        </text:list-item>
      </text:list>
      <text:p text:style-name="P4">WHY IS THIS HAPPEN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02:09:04.726857228</meta:creation-date>
    <dc:date>2019-11-27T19:20:14.021853449</dc:date>
    <meta:editing-duration>PT54M38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178" meta:character-count="1053" meta:non-whitespace-character-count="892"/>
  </office:meta>
</office:document-meta>
</file>